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298cm" fo:margin-left="0.381cm" table:align="left"/>
    </style:style>
    <style:style style:name="Tabella1.A" style:family="table-column">
      <style:table-column-properties style:column-width="8.096cm"/>
    </style:style>
    <style:style style:name="Tabella1.B" style:family="table-column">
      <style:table-column-properties style:column-width="8.202cm"/>
    </style:style>
    <style:style style:name="Tabella1.A1" style:family="table-cell">
      <style:table-cell-properties style:vertical-align="middle" fo:padding="0.049cm" fo:border="none"/>
    </style:style>
    <style:style style:name="Tabella1.B2" style:family="table-cell">
      <style:table-cell-properties fo:padding="0.049cm" fo:border="none"/>
    </style:style>
    <style:style style:name="Tabella2" style:family="table">
      <style:table-properties style:width="11.098cm" table:align="center"/>
    </style:style>
    <style:style style:name="Tabella2.A" style:family="table-column">
      <style:table-column-properties style:column-width="5.523cm"/>
    </style:style>
    <style:style style:name="Tabella2.B" style:family="table-column">
      <style:table-column-properties style:column-width="5.576cm"/>
    </style:style>
    <style:style style:name="Tabella2.A1" style:family="table-cell">
      <style:table-cell-properties style:vertical-align="middle" fo:padding="0.049cm" fo:border="none"/>
    </style:style>
    <style:style style:name="P1" style:family="paragraph" style:parent-style-name="Text_20_body">
      <style:text-properties fo:font-variant="normal" fo:text-transform="none" fo:color="#bdae9c" style:font-name="Arial" fo:font-size="9pt" fo:letter-spacing="normal" fo:font-style="normal" fo:font-weight="normal" fo:padding="0cm" fo:border="none"/>
    </style:style>
    <style:style style:name="P2" style:family="paragraph" style:parent-style-name="Text_20_body">
      <style:text-properties fo:font-variant="normal" fo:text-transform="none" fo:color="#bdae9c" fo:letter-spacing="normal" fo:padding="0cm" fo:border="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paragraph-properties fo:margin-left="0cm" fo:margin-right="0cm" fo:text-indent="0cm" style:auto-text-indent="false"/>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text-properties fo:font-variant="normal" fo:text-transform="none" fo:color="#bdae9c" style:font-name="Arial" fo:font-size="9pt" fo:letter-spacing="normal" fo:font-style="normal" fo:font-weight="normal" fo:padding="0cm" fo:border="none"/>
    </style:style>
    <style:style style:name="P30" style:family="paragraph" style:parent-style-name="Text_20_body" style:list-style-name="L7">
      <style:paragraph-properties fo:margin-top="0cm" fo:margin-bottom="0cm" loext:contextual-spacing="false"/>
      <style:text-properties fo:font-variant="normal" fo:text-transform="none" fo:color="#bdae9c" style:font-name="Arial" fo:font-size="9pt" fo:letter-spacing="normal" fo:font-style="normal" fo:font-weight="normal" fo:padding="0cm" fo:border="none"/>
    </style:style>
    <style:style style:name="P31" style:family="paragraph" style:parent-style-name="Text_20_body" style:list-style-name="L12">
      <style:paragraph-properties fo:margin-top="0cm" fo:margin-bottom="0cm" loext:contextual-spacing="false"/>
      <style:text-properties fo:font-variant="normal" fo:text-transform="none" fo:color="#bdae9c" style:font-name="Arial" fo:font-size="9pt" fo:letter-spacing="normal" fo:font-style="normal" fo:font-weight="normal" fo:padding="0cm" fo:border="none"/>
    </style:style>
    <style:style style:name="P32" style:family="paragraph" style:parent-style-name="Text_20_body" style:list-style-name="L18">
      <style:paragraph-properties fo:margin-top="0cm" fo:margin-bottom="0cm" loext:contextual-spacing="false"/>
      <style:text-properties fo:font-variant="normal" fo:text-transform="none" fo:color="#bdae9c" style:font-name="Arial" fo:font-size="9pt" fo:letter-spacing="normal" fo:font-style="normal" fo:font-weight="normal" fo:padding="0cm" fo:border="non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style>
    <style:style style:name="P38" style:family="paragraph" style:parent-style-name="Text_20_body" style:list-style-name="L10">
      <style:paragraph-properties fo:margin-top="0cm" fo:margin-bottom="0cm" loext:contextual-spacing="false"/>
    </style:style>
    <style:style style:name="P39" style:family="paragraph" style:parent-style-name="Text_20_body" style:list-style-name="L11">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6">
      <style:paragraph-properties fo:margin-top="0cm" fo:margin-bottom="0cm" loext:contextual-spacing="false"/>
    </style:style>
    <style:style style:name="P42" style:family="paragraph" style:parent-style-name="Text_20_body" style:list-style-name="L17">
      <style:paragraph-properties fo:margin-top="0cm" fo:margin-bottom="0cm" loext:contextual-spacing="false"/>
    </style:style>
    <style:style style:name="P43" style:family="paragraph" style:parent-style-name="Text_20_body" style:list-style-name="L18">
      <style:paragraph-properties fo:margin-top="0cm" fo:margin-bottom="0cm" loext:contextual-spacing="false"/>
    </style:style>
    <style:style style:name="P44" style:family="paragraph" style:parent-style-name="Text_20_body" style:list-style-name="L19">
      <style:paragraph-properties fo:margin-top="0cm" fo:margin-bottom="0cm" loext:contextual-spacing="false"/>
    </style:style>
    <style:style style:name="P45" style:family="paragraph" style:parent-style-name="Text_20_body" style:list-style-name="L21">
      <style:paragraph-properties fo:margin-top="0cm" fo:margin-bottom="0cm" loext:contextual-spacing="false"/>
    </style:style>
    <style:style style:name="P46" style:family="paragraph" style:parent-style-name="Text_20_body" style:list-style-name="L23">
      <style:paragraph-properties fo:margin-top="0cm" fo:margin-bottom="0cm" loext:contextual-spacing="false"/>
    </style:style>
    <style:style style:name="P47" style:family="paragraph" style:parent-style-name="Table_20_Contents">
      <style:text-properties fo:color="#d0972a" style:text-line-through-style="none" style:text-line-through-type="none" style:text-underline-style="none" style:text-blinking="false"/>
    </style:style>
    <style:style style:name="P48" style:family="paragraph" style:parent-style-name="Table_20_Contents">
      <style:text-properties fo:font-size="2pt" style:font-size-asian="2pt" style:font-size-complex="2pt"/>
    </style:style>
    <style:style style:name="P49" style:family="paragraph" style:parent-style-name="Heading_20_3">
      <style:text-properties fo:font-variant="normal" fo:text-transform="none" fo:color="#bdae9c" style:font-name="Arial" fo:font-size="9pt" fo:letter-spacing="normal" fo:font-style="normal" fo:font-weight="normal" fo:padding="0cm" fo:border="none"/>
    </style:style>
    <style:style style:name="P50" style:family="paragraph" style:parent-style-name="Heading_20_2">
      <style:paragraph-properties fo:background-color="transparent" fo:padding="0cm" fo:border="none">
        <style:background-image/>
      </style:paragraph-properties>
      <style:text-properties fo:font-variant="normal" fo:text-transform="none" fo:color="#ffdfc4" style:font-name="Arial" fo:font-size="9pt" fo:letter-spacing="normal" fo:font-style="normal" fo:font-weight="normal" fo:padding="0cm" fo:border="none"/>
    </style:style>
    <style:style style:name="P51" style:family="paragraph" style:parent-style-name="Heading_20_5">
      <style:text-properties fo:font-variant="normal" fo:text-transform="none" fo:color="#bdae9c" style:font-name="Arial" fo:font-size="9pt" fo:letter-spacing="normal" fo:font-style="normal" fo:font-weight="normal" fo:padding="0cm" fo:border="none"/>
    </style:style>
    <style:style style:name="P52" style:family="paragraph" style:parent-style-name="Standard">
      <style:paragraph-properties fo:margin-top="0cm" fo:margin-bottom="0.499cm" loext:contextual-spacing="false"/>
    </style:style>
    <style:style style:name="P53" style:family="paragraph" style:parent-style-name="Standard">
      <style:paragraph-properties fo:margin-top="0cm" fo:margin-bottom="0.499cm" loext:contextual-spacing="false"/>
      <style:text-properties fo:font-variant="normal" fo:text-transform="none" fo:color="#bdae9c" style:font-name="Arial" fo:font-size="9pt" fo:letter-spacing="normal" fo:font-style="normal" fo:font-weight="normal" fo:background-color="transparent" fo:padding="0cm" fo:border="none"/>
    </style:style>
    <style:style style:name="T1" style:family="text">
      <style:text-properties style:font-name="Arial" fo:font-size="9pt" fo:font-style="normal" fo:font-weight="normal"/>
    </style:style>
    <style:style style:name="T2" style:family="text">
      <style:text-properties fo:font-variant="normal" fo:text-transform="none" fo:color="#bdae9c" style:font-name="Arial" fo:font-size="9pt" fo:letter-spacing="normal" fo:font-style="normal" fo:font-weight="normal" fo:padding="0cm" fo:border="none"/>
    </style:style>
    <style:style style:name="T3" style:family="text">
      <style:text-properties fo:font-variant="normal" fo:text-transform="none" fo:color="#d0972a" style:text-line-through-style="none" style:text-line-through-type="none" style:font-name="Arial" fo:font-size="9pt" fo:letter-spacing="normal" fo:font-style="normal" style:text-underline-style="none" fo:font-weight="bold" style:text-blinking="false" fo:padding="0cm" fo: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line-break/></text:p>
      <text:p text:style-name="P26"><text:span text:style-name="T2">La spedizione ai Bastioni di Roccianera Superiori è situata nelle Steppe Ardenti nei Regni Orientali . La modalità normale sarà accessibile a tutti i giocatori dal livello 100, di conseguenza la modalità eroica sarà disponibile al raggiungimento della soglia minima di livello armatura. I boss che dovrete affrontare al suo interno sono i seguenti:</text:span><text:span text:style-name="T3">Plasmarocce Gor'ashan</text:span><text:span text:style-name="T2">, </text:span><text:span text:style-name="T3">Kyrak</text:span><text:span text:style-name="T2">, </text:span><text:span text:style-name="T3">Comandante Tharbek</text:span><text:span text:style-name="T2">, </text:span><text:span text:style-name="T3">Alafolle l'Indomabile</text:span><text:span text:style-name="T2"> e </text:span><text:span text:style-name="T3">Signora della Guerra Zaela</text:span></text:p>
      <text:h text:style-name="P49" text:outline-level="3">Introduzione</text:h>
      <text:p text:style-name="Horizontal_20_Line"/>
      <text:p text:style-name="P1">La storia di questa imponente fortezza è lunga e complessa. Scavata secoli fa nel cuore stesso del Massiccio Roccianera dal Clan Ferroscuro, venne successivamente conquistata dal Drago Nero Nefarian. La parte superiore dei Bastioni di Roccianera ora è la dimora dell'avanguardia della Marcia di Ferro. L'Orda di Ferro vuole usare i Bastioni come base per l'invasione di Azeroth, ma ha prepatato anche un piano d'emergenza: un'arma di distruzione di massa nascosta nel cuore del Massiccio Roccianera.</text:p>
      <table:table table:name="Tabella1" table:style-name="Tabella1">
        <table:table-column table:style-name="Tabella1.A"/>
        <table:table-column table:style-name="Tabella1.B"/>
        <table:table-row>
          <table:table-cell table:style-name="Tabella1.A1" office:value-type="string">
            <text:p text:style-name="P47"/>
          </table:table-cell>
          <table:table-cell table:style-name="Tabella1.A1" office:value-type="string">
            <text:p text:style-name="P47"/>
          </table:table-cell>
        </table:table-row>
        <table:table-row>
          <table:table-cell table:style-name="Tabella1.A1" office:value-type="string">
            <text:p text:style-name="P47"/>
          </table:table-cell>
          <table:table-cell table:style-name="Tabella1.B2" office:value-type="string">
            <text:p text:style-name="P48"/>
          </table:table-cell>
        </table:table-row>
      </table:table>
      <text:h text:style-name="P50" text:outline-level="2">Plasmarocce Gor'ashan</text:h>
      <text:p text:style-name="Horizontal_20_Line"/>
      <text:h text:style-name="P49" text:outline-level="3">Panoramica sulla lotta</text:h>
      <text:p text:style-name="P1">Gor'ashan si trova in cima a un piedistallo, occasionalmente attiverà i conduttori presenti nella stanza che lo proteggeranno da qualsiasi attacco.</text:p>
      <text:h text:style-name="P49" text:outline-level="3">Abilità</text:h>
      <text:list xml:id="list4482114370844843660" text:style-name="L1">
        <text:list-item>
          <text:p text:style-name="P27"><text:span text:style-name="T3">Condotto del Potere</text:span><text:span text:style-name="T2"> : I Condotti Runici canalizzano il potere di Gor'ashan, riducendone i danni subiti del 14% e potenziano il lancio di </text:span><text:span text:style-name="T3">Cacofonia Tonante</text:span><text:span text:style-name="T2">.</text:span></text:p>
        </text:list-item>
        <text:list-item>
          <text:p text:style-name="P27"><text:span text:style-name="T3">Lame d'Acciaio</text:span><text:span text:style-name="T2"> : Infligge 76.511 danni fisici.</text:span></text:p>
        </text:list-item>
        <text:list-item>
          <text:p text:style-name="P27"><text:span text:style-name="T3">Nova a Frammentazione</text:span><text:span text:style-name="T2"> : Infligge 116.297 a 128.540 danni fisici ai nemici vicini.</text:span></text:p>
        </text:list-item>
        <text:list-item>
          <text:p text:style-name="P27"><text:span text:style-name="T3">Spuntone di Magnetite</text:span><text:span text:style-name="T2"> : Aculei caricati magneticamente erompono dalla terra, infliggendo 76.001 danni da natura.</text:span></text:p>
        </text:list-item>
        <text:list-item>
          <text:p text:style-name="P27"><text:span text:style-name="T3">Cacofonia Tonante</text:span><text:span text:style-name="T2"> : Potenziato dall'energia dei Condotti Runici, Gor'ashan scatena una tempesta di fulmini, infliggendo 30.604 danni da natura ai nemici vicini.</text:span></text:p>
        </text:list-item>
        <text:list-item>
          <text:p text:style-name="P3"><text:span text:style-name="T3">Impulso Elettrico</text:span><text:span text:style-name="T2"> : Un globo del fulmine viaggia tra le Rune del Potere, infliggendo 35.705 danni da natura ogni 0,80s ai nemici vicini.</text:span></text:p>
        </text:list-item>
      </text:list>
      <text:h text:style-name="P49" text:outline-level="3">Strategia</text:h>
      <text:p text:style-name="Horizontal_20_Line"/>
      <text:p text:style-name="P1">Una volta entrati nella stanza dovrete eliminare degli adds, Gor'ashan si troverà in piedi su di un piedistallo al centro della stanza. Lungo il perimetro della stanza saranno presenti dei Condotti Runici attivi, per poter iniziare il combattimento dovrete disattivarli tutti.</text:p>
      <text:p text:style-name="Text_20_body"><text:span text:style-name="T2">Non appena il Difensore ingaggerà il boss, nella stanza appariranno 2 cariche di</text:span><text:span text:style-name="T3">Impulso Elettrico</text:span><text:span text:style-name="T2">, che ruoteranno nella stanza causando ingendi danni a chiunque verrà colpito, per questo motivo tutti i giocatori dovranno salire sul piedistallo.</text:span></text:p>
      <text:p text:style-name="Text_20_body"><text:span text:style-name="T2">Durante lo scontro, in modo casuale i Condotti Runici inizieranno ad attivarsi nuovamente, a questo punto uno o più giocatori dovranno scendere dal piedistallo ed andare a disattivare i vari Condotti Runici nuovamente. Se ciò non verrà fatto, il boss oltre a ridurre del 14% i danni ricevuti per ogni condotto attivo tramite </text:span><text:span text:style-name="T3">Condotto del Potere</text:span><text:span text:style-name="T2">, riceverà anche un potenziamento dei danni che infliggerà successivamente tramite </text:span><text:span text:style-name="T3">Cacofonia Tonante</text:span><text:span text:style-name="T2">.</text:span></text:p>
      <text:p text:style-name="Text_20_body"><text:soft-page-break/><text:span text:style-name="T2">Per i giocatori che scenderanno dal piedistallo, dovranno fare attenzione agli aculei che il boss farà emergere dal terreno tramite </text:span><text:span text:style-name="T3">Spuntone di Magnetite</text:span><text:span text:style-name="T2">.</text:span></text:p>
      <text:p text:style-name="Text_20_body"><text:span text:style-name="T2">Dall'inizio fino alla fine dello scontro, Gor'ashan utilizzerà periodicamente </text:span><text:span text:style-name="T3">Nova a Frammentazione</text:span><text:span text:style-name="T2"> infliggendo danni elevati ai giocatori troppo vicini. Per quanto difficile, dovrete cercare di posizionarvi sul piedistallo in modo tale da non risultare troppo vicini.</text:span></text:p>
      <text:h text:style-name="P49" text:outline-level="3">Cose da ricordare</text:h>
      <text:p text:style-name="Horizontal_20_Line"/>
      <text:p text:style-name="P2"><text:span text:style-name="T1">Difensori:</text:span></text:p>
      <text:list xml:id="list178887556974576303" text:style-name="L2">
        <text:list-item>
          <text:p text:style-name="P4"><text:span text:style-name="T2">Allontanarsi da </text:span><text:span text:style-name="T3">Nova a Frammentazione</text:span><text:span text:style-name="T2">, per diminuire i danni ricevuti.</text:span></text:p>
        </text:list-item>
      </text:list>
      <text:p text:style-name="P2"><text:span text:style-name="T1">Guaritori:</text:span></text:p>
      <text:list xml:id="list6807196452444874019" text:style-name="L3">
        <text:list-item>
          <text:p text:style-name="P28"><text:span text:style-name="T2">Allontanarsi da </text:span><text:span text:style-name="T3">Nova a Frammentazione</text:span><text:span text:style-name="T2">, per diminuire i danni ricevuti.</text:span></text:p>
        </text:list-item>
        <text:list-item>
          <text:p text:style-name="P5"><text:span text:style-name="T2">Mantenere la linea visiva sui giocatori che saranno impegnati all'apertura dei </text:span><text:span text:style-name="T3">Condotti del Potere</text:span><text:span text:style-name="T2">.</text:span></text:p>
        </text:list-item>
      </text:list>
      <text:p text:style-name="P2"><text:span text:style-name="T1">Assaltatori:</text:span></text:p>
      <text:list xml:id="list4487321079378621118" text:style-name="L4">
        <text:list-item>
          <text:p text:style-name="P29">Aprire i Condotti Runici per interrompere "Condotto del Potere"</text:p>
        </text:list-item>
        <text:list-item>
          <text:p text:style-name="P6"><text:span text:style-name="T2">Allontanarsi da </text:span><text:span text:style-name="T3">Nova a Frammentazione</text:span><text:span text:style-name="T2">, per diminuire i danni ricevuti.</text:span></text:p>
        </text:list-item>
      </text:list>
      <text:h text:style-name="P50" text:outline-level="2">Kyrak</text:h>
      <text:p text:style-name="Horizontal_20_Line"/>
      <text:h text:style-name="P49" text:outline-level="3">Panoramica sulla lotta</text:h>
      <text:p text:style-name="P1">Kyrak inizia la lotta affiancato da due Mostruosità Dragonide, e utilizza una varietà di tossine e creazioni alchemiche per potenziare i suoi alleati e distruggere i suoi nemici.</text:p>
      <text:h text:style-name="P49" text:outline-level="3">Abilità</text:h>
      <text:p text:style-name="Horizontal_20_Line"/>
      <text:h text:style-name="P49" text:outline-level="3">Kyrak</text:h>
      <text:list xml:id="list888087638178183838" text:style-name="L5">
        <text:list-item>
          <text:p text:style-name="P33"><text:span text:style-name="T3">Ossessione Debilitante</text:span><text:span text:style-name="T2"> : Kyrak prende di mira un bersaglio e canalizza un raggio d'energia debilitante, infliggendo 25.504 danni da ombra ogni secondo, riducendo la velocità di movimento e i danni inflitti dai bersagli colpiti.</text:span></text:p>
        </text:list-item>
        <text:list-item>
          <text:p text:style-name="P33"><text:span text:style-name="T3">Siero Rinvigorente</text:span><text:span text:style-name="T2"> : Beve una pozione che rigenera il 10% della salute massima ogni 3s per 30s.</text:span></text:p>
        </text:list-item>
        <text:list-item>
          <text:p text:style-name="P33"><text:span text:style-name="T3">Siero di Vilsangue</text:span><text:span text:style-name="T2"> : Il veleno erutta dalla pelle del bersaglio, creando delle pozze che infliggono 29.584 danni da natura ogni 1,50s.</text:span></text:p>
        </text:list-item>
        <text:list-item>
          <text:p text:style-name="P7"><text:span text:style-name="T3">Salva di Fumi Tossici</text:span><text:span text:style-name="T2"> : Ricopre il bersaglio con un veleno tossico, infliggendo 20.403 danni da natura ogni 1,50s a tutti i bersagli alleati vicini.</text:span></text:p>
        </text:list-item>
      </text:list>
      <text:h text:style-name="P49" text:outline-level="3">Mostruosità Dragonide</text:h>
      <text:list xml:id="list7916226423192997127" text:style-name="L6">
        <text:list-item>
          <text:p text:style-name="P34"><text:span text:style-name="T3">Artigli Mostruosi</text:span><text:span text:style-name="T2"> : Gli attacchi hanno una probabilità di massacrare i nemici, infliggendo 34.695 danni fisici.</text:span></text:p>
        </text:list-item>
        <text:list-item>
          <text:p text:style-name="P8"><text:span text:style-name="T3">Eruzione</text:span><text:span text:style-name="T2"> : Fiamme eruttano in una linea frontale, infliggendo 79.572 danni da fuoco istantaneamente disorientando i nemici. Inoltre, infligge 6.631 danni da fuoco aggiuntivi ogni secondo per 3s.</text:span></text:p>
        </text:list-item>
      </text:list>
      <text:h text:style-name="P49" text:outline-level="3">Strategia</text:h>
      <text:p text:style-name="Horizontal_20_Line"/>
      <text:p text:style-name="P1">Questo sarà un combattimento durante la quale i giocatori dovranno sfruttare tutti gli spazi disponibili. Prima di affrontare <text:soft-page-break/>il boss dovrete necessariamente uccidere tutti gli adds presenti nella stanza.</text:p>
      <text:p text:style-name="Text_20_body"><text:span text:style-name="T2">Per prima cosa, mentre il Difensore terrà impegnati Kyrak e le 2 mostruosità Dragonide, gli Assaltatori dovranno cercare di eleminare i 2 adds il più velocemente possibile. Le 2 mostruosità Dragonide dovranno essere tenute rivolte con le spalle al resto del gruppo, cosi facendo risulterà più facile poter evitare </text:span><text:span text:style-name="T3">Eruzione</text:span><text:span text:style-name="T2">.</text:span></text:p>
      <text:p text:style-name="Text_20_body"><text:span text:style-name="T2">Non appena lo scontro avrà inizio, tutti i giocatori nessuno escluso dovranno interrompere </text:span><text:span text:style-name="T3">Ossessione Debilitante</text:span><text:span text:style-name="T2"> che Kyrak utilizzerà su un giocatore casuale. Se non verrà interrotto il giocatore subirà la riduzione della velocità nei movimenti e un aumento dei danni subiti.</text:span></text:p>
      <text:p text:style-name="Text_20_body"><text:span text:style-name="T2">Durante il combattimento Kyrak farà uso di </text:span><text:span text:style-name="T3">Siero di Vilsangue</text:span><text:span text:style-name="T2">, dal suo corpo partiranno dei proiettili di veleno, i quali impattando sul terreno formeranno delle pozze di veleno. I giocatori dovranno prestare attenzione alla traiettoria dei proiettili in quanto quest'ultima sarà legata alla loro posizione. Con il passare del tempo la stanza si riempirà sempre più fino a limitare il gruppo nei movimenti. Il Difensore dovrà spostare continuamente il boss.</text:span></text:p>
      <text:p text:style-name="Text_20_body"><text:span text:style-name="T2">Un'altra abilità alla quale dovrete prestare attenzione, non certo per i danni rivolti al gruppo, ma curativa con la quale Kyrak potrà recuperare il 10% della sua salute massima ogni volta che utilizzerà </text:span><text:span text:style-name="T3">Siero Rinvigorente</text:span><text:span text:style-name="T2">. Non potrà essere interrotta.</text:span></text:p>
      <text:p text:style-name="Text_20_body"><text:span text:style-name="T2">Solo nella modalità Eroica o Sfida, i giocatori potranno essere affetti da </text:span><text:span text:style-name="T3">Salva di Fumi Tossici</text:span><text:span text:style-name="T2">, quando succederà il giocatore affetto dovrà allontanarsi momentaneamente dal resto del gruppo per evitare che anche gli altri subiscano danni.</text:span></text:p>
      <text:p text:style-name="P2"><text:s/></text:p>
      <text:h text:style-name="P49" text:outline-level="3">Cose da ricordare</text:h>
      <text:p text:style-name="Horizontal_20_Line"/>
      <text:p text:style-name="P2"><text:span text:style-name="T1">Difensori:</text:span></text:p>
      <text:list xml:id="list6234117295420475334" text:style-name="L7">
        <text:list-item>
          <text:p text:style-name="P35"><text:span text:style-name="T2">Interrompere </text:span><text:span text:style-name="T3">Ossessione Debilitante</text:span><text:span text:style-name="T2"> ogni volta che inizia a canalizzarla.</text:span></text:p>
        </text:list-item>
        <text:list-item>
          <text:p text:style-name="P30">Tenere le due Mostruosità Dragonide di spalle rispetto al gruppo.</text:p>
        </text:list-item>
        <text:list-item>
          <text:p text:style-name="P9"><text:span text:style-name="T2">Restare sparpagliati per diminuire i danni causati da </text:span><text:span text:style-name="T3">Siero di Vilsangue</text:span><text:span text:style-name="T2">.</text:span></text:p>
        </text:list-item>
      </text:list>
      <text:p text:style-name="P2"><text:span text:style-name="T1">Guaritori:</text:span></text:p>
      <text:list xml:id="list968081377669848222" text:style-name="L8">
        <text:list-item>
          <text:p text:style-name="P36"><text:span text:style-name="T2">Restare sparpagliati per diminuire i danni causati da </text:span><text:span text:style-name="T3">Siero di Vilsangue</text:span><text:span text:style-name="T2">.</text:span></text:p>
        </text:list-item>
        <text:list-item>
          <text:p text:style-name="P10"><text:span text:style-name="T2">Interrompere </text:span><text:span text:style-name="T3">Ossessione Debilitante</text:span><text:span text:style-name="T2"> ogni volta che inizia a canalizzarla.</text:span></text:p>
        </text:list-item>
      </text:list>
      <text:p text:style-name="P2"><text:span text:style-name="T1">Assaltatori:</text:span></text:p>
      <text:list xml:id="list5881724792761461468" text:style-name="L9">
        <text:list-item>
          <text:p text:style-name="P37"><text:span text:style-name="T2">Restare sparpagliati per diminuire i danni causati da </text:span><text:span text:style-name="T3">Siero di Vilsangue</text:span><text:span text:style-name="T2">.</text:span></text:p>
        </text:list-item>
        <text:list-item>
          <text:p text:style-name="P11"><text:span text:style-name="T2">Interrompere </text:span><text:span text:style-name="T3">Ossessione Debilitante</text:span><text:span text:style-name="T2"> ogni volta che inizia a canalizzarla.</text:span></text:p>
        </text:list-item>
      </text:list>
      <text:h text:style-name="P50" text:outline-level="2">Comandante Tharbek</text:h>
      <text:p text:style-name="Horizontal_20_Line"/>
      <text:h text:style-name="P49" text:outline-level="3">Panoramica sulla lotta</text:h>
      <text:p text:style-name="P1">Dopo l'invio di ondate delle Guardie di Ferro Nero, il Comandante Tharbek piomba in sella al suo feroce Rylak. Una volta che il Rylak è sufficientemente ferito, il boss smonta e continua i suoi attacchi a piedi.</text:p>
      <text:h text:style-name="P49" text:outline-level="3">Abilità</text:h>
      <text:p text:style-name="Horizontal_20_Line"/>
      <text:h text:style-name="P49" text:outline-level="3">Tharbek : Comandante dell'Avanzata di Ferro</text:h>
      <text:list xml:id="list8807730835649042461" text:style-name="L10">
        <text:list-item>
          <text:p text:style-name="P38"><text:span text:style-name="T3">Ascia di Ferro</text:span><text:span text:style-name="T2"> : Infligge 59.169 danni fisici e fa sanguinare il bersaglio, infliggendo 2.652 danni fisici ogni 1,50s </text:span><text:soft-page-break/><text:span text:style-name="T2">per 6s.</text:span></text:p>
        </text:list-item>
        <text:list-item>
          <text:p text:style-name="P38"><text:span text:style-name="T3">Razziatore di Ferro</text:span><text:span text:style-name="T2"> : Carica un bersaglio, infliggendo da 75.593 a 83.551 danni fisici a chiunque si trovi sulla traiettoria.</text:span></text:p>
        </text:list-item>
        <text:list-item>
          <text:p text:style-name="P38"><text:span text:style-name="T3">Ascia di Ferro Infusa</text:span><text:span text:style-name="T2"> : Lancia un'ascia rotante, infliggendo da 50.395 a 55.701 danni da fuoco ai nemici vicini.</text:span></text:p>
        </text:list-item>
        <text:list-item>
          <text:p text:style-name="P12"><text:span text:style-name="T3">Rabbia di Ferro</text:span><text:span text:style-name="T2"> : Aumenta i danni inflitti del 50%.</text:span></text:p>
        </text:list-item>
      </text:list>
      <text:h text:style-name="P49" text:outline-level="3">Razziacieli Spinaferrea</text:h>
      <text:list xml:id="list1185838463202667334" text:style-name="L11">
        <text:list-item>
          <text:p text:style-name="P39"><text:span text:style-name="T3">Soffio Bruciante</text:span><text:span text:style-name="T2"> : Soffia un cono di fuoco, infliggendo 35.705 danni da fuoco ogni secondo e aumentano i danni da fuoco subiti dai bersagli del 50%. Si accumula.</text:span></text:p>
        </text:list-item>
        <text:list-item>
          <text:p text:style-name="P13"><text:span text:style-name="T3">Sputo Nocivo</text:span><text:span text:style-name="T2"> : Crea una pozza di acido, che infligge 33.155 danni da natura ogni 1,50s.</text:span></text:p>
        </text:list-item>
      </text:list>
      <text:h text:style-name="P49" text:outline-level="3">Strategia</text:h>
      <text:p text:style-name="Horizontal_20_Line"/>
      <text:p text:style-name="P1">Si consiglia, prima di saltare nell'area di scontro, di uccidere tutti gli adds nelle vicinanze. Nel momento in cui salterete giù nella stanza, il Comandante Tharbek vi scaglierà contro due ondate di adds. Una volta che li avrete sconfitti, dal cancello uscirà il Razziacieli Spinaferrea sul quale salterà in sella Tharbek.</text:p>
      <text:p text:style-name="Text_20_body"><text:span text:style-name="T2">Una volta che il Razziacieli sarà sceso a terra inizierà lo scontro vero e proprio. Inizialmente il gruppo potrà colpire solo il feroce Rylak, il quale vi attaccherà con </text:span><text:span text:style-name="T3">Sputo Nocivo</text:span><text:span text:style-name="T2"> e </text:span><text:span text:style-name="T3">Soffio Bruciante</text:span><text:span text:style-name="T2">.</text:span></text:p>
      <table:table table:name="Tabella2" table:style-name="Tabella2">
        <table:table-column table:style-name="Tabella2.A"/>
        <table:table-column table:style-name="Tabella2.B"/>
        <table:table-row>
          <table:table-cell table:style-name="Tabella2.A1" office:value-type="string">
            <text:p text:style-name="P47"/>
          </table:table-cell>
          <table:table-cell table:style-name="Tabella2.A1" office:value-type="string">
            <text:p text:style-name="P47"/>
          </table:table-cell>
        </table:table-row>
      </table:table>
      <text:p text:style-name="Text_20_body"><text:span text:style-name="T2">Quando il Razziacieli Spinaferrea sarà stato sconfitto, ve la dovrete vedere con il Comandante Tharbek. L'abilità alla quale l'intero gruppo dovrà prestare molta attenzione sarà il </text:span><text:span text:style-name="T3">Razziatore di Ferro</text:span><text:span text:style-name="T2">, chiunque si troverà sulla traiettoria del boss con il giocatore preso di mira, riceverà ingenti danni, per questo motivo il gruppo dovrà restare sparso il più possibile.</text:span></text:p>
      <text:p text:style-name="Text_20_body"><text:span text:style-name="T2">Un'altra abilità da evitare in assoluto sarà </text:span><text:span text:style-name="T3">Ascia di Ferro Infusa</text:span><text:span text:style-name="T2">, il boss lancerà un'ascia infuocata che si sposterà casualmente nella stanza, con il passare del tempo le asce aumenteranno di numero riducendo cosi lo spazio a vostra disposizione.</text:span></text:p>
      <text:p text:style-name="P2"><text:s/></text:p>
      <text:h text:style-name="P49" text:outline-level="3">Cose da ricordare</text:h>
      <text:p text:style-name="Horizontal_20_Line"/>
      <text:p text:style-name="P2"><text:span text:style-name="T1">Difensori:</text:span></text:p>
      <text:list xml:id="list5253347429923599839" text:style-name="L12">
        <text:list-item>
          <text:p text:style-name="P31">Prendere rapidamente in gestione le ondate delle Guardie di Ferro Nero, in modo da proteggere il gruppo.</text:p>
        </text:list-item>
        <text:list-item>
          <text:p text:style-name="P14"><text:span text:style-name="T2">Restare sparpagliati per evitare di venire colpiti da </text:span><text:span text:style-name="T3">Razziatore di Ferro</text:span><text:span text:style-name="T2">.</text:span></text:p>
        </text:list-item>
      </text:list>
      <text:p text:style-name="P2"><text:span text:style-name="T1">Guaritori:</text:span></text:p>
      <text:list xml:id="list7795934602966533023" text:style-name="L13">
        <text:list-item>
          <text:p text:style-name="P15"><text:span text:style-name="T2">Restare sparpagliati per evitare di venire colpiti da </text:span><text:span text:style-name="T3">Razziatore di Ferro</text:span><text:span text:style-name="T2">.</text:span></text:p>
        </text:list-item>
      </text:list>
      <text:p text:style-name="P2"><text:span text:style-name="T1">Assaltatori:</text:span></text:p>
      <text:list xml:id="list7492825794533714492" text:style-name="L14">
        <text:list-item>
          <text:p text:style-name="P16"><text:span text:style-name="T2">Restare sparpagliati per evitare di venire colpiti da </text:span><text:span text:style-name="T3">Razziatore di Ferro</text:span><text:span text:style-name="T2">.</text:span></text:p>
        </text:list-item>
      </text:list>
      <text:h text:style-name="P50" text:outline-level="2">Alafolle l'Indomabile</text:h>
      <text:p text:style-name="Horizontal_20_Line"/>
      <text:h text:style-name="P51" text:outline-level="5">Panoramica sulla lotta</text:h>
      <text:p text:style-name="P1">Alafolle sale dalle profondità della guglia per tendere un'imboscata ai giocatori su di un ponte stretto. Egli principalmente colpirà con respiri e raffiche di fuoco, ma una volta che sarà gravemente ferito, scenderà a terra per attaccare <text:soft-page-break/>direttamente i suoi nemici.</text:p>
      <text:h text:style-name="P49" text:outline-level="3">Abilità</text:h>
      <text:p text:style-name="Horizontal_20_Line"/>
      <text:h text:style-name="P49" text:outline-level="3">Alafolle</text:h>
      <text:list xml:id="list3079539435484071826" text:style-name="L15">
        <text:list-item>
          <text:p text:style-name="P40"><text:span text:style-name="T3">Fuoco Avvolgente</text:span><text:span text:style-name="T2"> : Alafolle soffia un cono di fuoco, infliggendo da 87.233 a 96.405 danni da fuoco e disorientando i nemici per 3s.</text:span></text:p>
        </text:list-item>
        <text:list-item>
          <text:p text:style-name="P40"><text:span text:style-name="T3">Sputo di Magma</text:span><text:span text:style-name="T2"> : Alafolle sputa magma su un nemico, infliggendo 10.609 danni e creando una pozza di magma.</text:span></text:p>
        </text:list-item>
        <text:list-item>
          <text:p text:style-name="P40"><text:span text:style-name="T3">Artiglio Straziante</text:span><text:span text:style-name="T2"> : Alafolle strappa la carne del nemico, infliggendo 5.611 danni da sanguinamento ogni 2s per 20s.</text:span></text:p>
        </text:list-item>
        <text:list-item>
          <text:p text:style-name="P40"><text:span text:style-name="T3">Tempesta di Fuoco</text:span><text:span text:style-name="T2"> : Alafolle sputa fuoco, infliggendo 51.008 danni da fuoco ai nemici vicini.</text:span></text:p>
        </text:list-item>
        <text:list-item>
          <text:p text:style-name="P17"><text:span text:style-name="T3">Rabbiardente</text:span><text:span text:style-name="T2"> : Aumenta i danni inflitti del 15%. Si accumula fino a 4 volte.</text:span></text:p>
        </text:list-item>
      </text:list>
      <text:h text:style-name="P49" text:outline-level="3">Draghetto di Alafolle</text:h>
      <text:p text:style-name="P1">Al 70% di salute rimasta, Alafolle chiama in suo aiuto uno stormo di Draghetti per attaccare il gruppo.</text:p>
      <text:h text:style-name="P49" text:outline-level="3">Strategia</text:h>
      <text:p text:style-name="Horizontal_20_Line"/>
      <text:p text:style-name="Text_20_body"><text:span text:style-name="T2">Non appena i giocatori raggiungeranno il ponte, il boss salirà dalle profondità della stanza fino a raggiungere il ponte e restando in volo inizierà a colpire un giocatore casuale con </text:span><text:span text:style-name="T3">Sputo di Magma</text:span><text:span text:style-name="T2">. Dalla posizione del giocatore si formerà una pozza di magma, evitare di restarci dentro.</text:span></text:p>
      <text:p text:style-name="Text_20_body"><text:span text:style-name="T2">L'abilità successiva con la quale Alafolle vi attaccherà sarà </text:span><text:span text:style-name="T3">Fuoco Avvolgente</text:span><text:span text:style-name="T2">, un potentissimo soffio con il quale investirà tutto il ponte da un lato all'altro. Se colpiti oltre a ricevere ingenti danni da fuoco, subirete anche un disorientamento per alcuni secondi. L'unico modo per poterlo evitare, sarà far posizionare il Difensore su di un lato del ponte mentre il resto dei giocatori si troverà dalla parte opposta. Non appena il boss inizierà a lanciare Fuoco Avvolgente, il Difensore dovrà raggiungere rapidamente il resto del gruppo e cosi via ad ogni utilizzo di questa abilità.</text:span></text:p>
      <text:p text:style-name="P1">Al raggiungimento del 70% e del 40% di salute, il boss si allontanerà dal ponte e chiamerà in suo aiuto uno stormo di Draghetti. Dovrete ucciderli rapidamenti con danni ad area, mentre vi sposterete lungo il ponte per evitare i colpi di Alafolle.</text:p>
      <text:p text:style-name="Text_20_body"><text:span text:style-name="T2">Come abbiamo detto, all'arrivo dei Draghetti, Alafolle sorvolerà il ponte bombardandolo con </text:span><text:span text:style-name="T3">Tempesta di Fuoco</text:span><text:span text:style-name="T2">, dovrete assolutamente evitare di venire colpiti più volte a causa dei danni elevati che riceverete, senza dimenticare che sul terreno saranno presenti ancora le pozze di magma. Per poter evitare questa abilità, basterà notare un'alone circolare che apparirà sul terreno prima dell'impatto.</text:span></text:p>
      <text:p text:style-name="Text_20_body"><text:span text:style-name="T2">Al 40% di salute Alafolle gravemente ferito scenderà sul ponte attaccando il Difensore con </text:span><text:span text:style-name="T3">Artiglio Straziante</text:span><text:span text:style-name="T2">, continuando a utilizzare le sue abilità ad esclusione di </text:span><text:span text:style-name="T3">Fuoco Avvolgente</text:span><text:span text:style-name="T2">.</text:span></text:p>
      <text:p text:style-name="P2"><text:s/></text:p>
      <text:h text:style-name="P49" text:outline-level="3">Cose da ricordare</text:h>
      <text:p text:style-name="Horizontal_20_Line"/>
      <text:p text:style-name="P2"><text:span text:style-name="T1">Difensori:</text:span></text:p>
      <text:list xml:id="list6611043222693185015" text:style-name="L16">
        <text:list-item>
          <text:p text:style-name="P41"><text:span text:style-name="T2">Stando in piedi verso il centro del ponte sarà più facile evitare </text:span><text:span text:style-name="T3">Fuoco Avvolgente</text:span><text:span text:style-name="T2">.</text:span></text:p>
        </text:list-item>
        <text:list-item>
          <text:p text:style-name="P18"><text:span text:style-name="T2">Restare sparsi diminuiranno le possibilità che </text:span><text:span text:style-name="T3">Sputo di Magma</text:span><text:span text:style-name="T2">, colpisca più di un giocatore.</text:span></text:p>
        </text:list-item>
      </text:list>
      <text:p text:style-name="P2"><text:span text:style-name="T1">Guaritori:</text:span></text:p>
      <text:list xml:id="list2194718898662578469" text:style-name="L17">
        <text:list-item>
          <text:p text:style-name="P42"><text:soft-page-break/><text:span text:style-name="T2">Stando in piedi verso il centro del ponte sarà più facile evitare </text:span><text:span text:style-name="T3">Fuoco Avvolgente</text:span><text:span text:style-name="T2">.</text:span></text:p>
        </text:list-item>
        <text:list-item>
          <text:p text:style-name="P19"><text:span text:style-name="T2">Restare sparsi diminuiranno le possibilità che </text:span><text:span text:style-name="T3">Sputo di Magma</text:span><text:span text:style-name="T2">, colpisca più di un giocatore.</text:span></text:p>
        </text:list-item>
      </text:list>
      <text:p text:style-name="P2"><text:span text:style-name="T1">Assaltatori:</text:span></text:p>
      <text:list xml:id="list1746194695561567927" text:style-name="L18">
        <text:list-item>
          <text:p text:style-name="P32">Uccidere rapidamente i Draghetti di Alafolle.</text:p>
        </text:list-item>
        <text:list-item>
          <text:p text:style-name="P43"><text:span text:style-name="T2">Stando in piedi verso il centro del ponte sarà più facile evitare </text:span><text:span text:style-name="T3">Fuoco Avvolgente</text:span><text:span text:style-name="T2">.</text:span></text:p>
        </text:list-item>
        <text:list-item>
          <text:p text:style-name="P20"><text:span text:style-name="T2">Restare sparsi diminuiranno le possibilità che </text:span><text:span text:style-name="T3">Sputo di Magma</text:span><text:span text:style-name="T2">, colpisca più di un giocatore.</text:span></text:p>
        </text:list-item>
      </text:list>
      <text:h text:style-name="P50" text:outline-level="2">Signora della Guerra Zaela</text:h>
      <text:p text:style-name="Horizontal_20_Line"/>
      <text:h text:style-name="P49" text:outline-level="3">Panoramica sulla lotta</text:h>
      <text:p text:style-name="P1">Zaela inizia lo scontro combattendo a piedi, ma una volta ferita si ritirerà per salire su un Proto-Draco e alzarsi in volo per un certo tempo. Per il resto dello scontro il gruppo deve fare i conti con Zaela e i soffi infuocati dei suoi Drachi volanti.</text:p>
      <text:h text:style-name="P49" text:outline-level="3">Abilità</text:h>
      <text:p text:style-name="Horizontal_20_Line"/>
      <text:h text:style-name="P49" text:outline-level="3">Zaela - Signora della Guerra del Clan Fauci di Drago</text:h>
      <text:list xml:id="list4672382697728198751" text:style-name="L19">
        <text:list-item>
          <text:p text:style-name="P44"><text:span text:style-name="T3">Assalto Distruttivo</text:span><text:span text:style-name="T2"> : Infligge 147.922 danni fisici e respinge indietro il nemico.</text:span></text:p>
        </text:list-item>
        <text:list-item>
          <text:p text:style-name="P44"><text:span text:style-name="T3">Lama Rimbalzante</text:span><text:span text:style-name="T2"> : Scaglia un'ascia, infliggendo 25.503 danni fisici al bersaglio e saltando poi su 2 bersagli nemici aggiuntivi</text:span></text:p>
        </text:list-item>
        <text:list-item>
          <text:p text:style-name="P21"><text:span text:style-name="T3">Ciclone di Ferro Nero</text:span><text:span text:style-name="T2"> : Zaela entra in uno stato di frenesia, prende di mira un bersaglio casuale e inizia a infliggere 59.679 danni fisici a tutti i nemici vicini ogni 1,50s.</text:span></text:p>
        </text:list-item>
      </text:list>
      <text:h text:style-name="P49" text:outline-level="3">Alaferrea Scagliardente</text:h>
      <text:list xml:id="list2426973309930854664" text:style-name="L20">
        <text:list-item>
          <text:p text:style-name="P22"><text:span text:style-name="T3">Soffio Bruciante</text:span><text:span text:style-name="T2"> : Emette un ampio soffio di fuoco, infliggendo da 31.497 a 34.813 danni da fuoco.</text:span></text:p>
        </text:list-item>
      </text:list>
      <text:h text:style-name="P49" text:outline-level="3">Cavaliere di Dragoni di Ferro Nero</text:h>
      <text:p text:style-name="P1">Quando raggiunge il 60% di salute restante, Zaela si ritira su un vicino Proto-Draco e i Cavalieri di Dragoni di Ferro Nero scendono dalle loro cavalcature per attaccare i giocatori.</text:p>
      <text:h text:style-name="P49" text:outline-level="3">Strategia</text:h>
      <text:p text:style-name="Horizontal_20_Line"/>
      <text:p text:style-name="Text_20_body"><text:span text:style-name="T2">Il boss si troverà su di una piattaforma sospesa nel vuoto, quindi evitate di restare troppo a lungo sui bordi potreste cadere di sotto e morire. Non appena il Difensore colpirà Zaela, l'unica preoccupazione iniziale dei giocatori sarà quella di restare sparpagliati il più possibile per evitare </text:span><text:span text:style-name="T3">Lama Rimbalzante</text:span><text:span text:style-name="T2">. Se il gruppo non sarà adeguatamente distanziato, l'ascia una volta colpito il bersaglio principale salterà su altri 2 giocatori vicini. Quindi mantenete assolutamente le giuste distanze.</text:span></text:p>
      <text:p text:style-name="Text_20_body"><text:span text:style-name="T2">L'abilità successiva dalla quale dovrete prestare molta attenzione sarà </text:span><text:span text:style-name="T3">Ciclone di Ferro Nero</text:span><text:span text:style-name="T2">. Zaela prenderà di mira un giocatore casuale, il quale vedrà apparire sulla sua testa il simbolo della minaccia. Il boss inizierà a volteggiare su se stessa ed inseguendo il suo bersaglio sulla piattaforma, il giocatore non dovrà fare altro che allontanarsi rapidamente dal boss fino a quando la minaccia su di lui non sarà terminata. Evitate di scappare verso la direzione degli altri alleati.</text:span></text:p>
      <text:p text:style-name="Text_20_body"><text:span text:style-name="T3">Assalto Distruttivo</text:span><text:span text:style-name="T2"> verrà prettamente utilizzato contro il Difensore, quindi il Guaritore dovrà prontamente curare adeguatamente il compagno ogni qualvolta che subirà questo attacco.</text:span></text:p>
      <text:p text:style-name="Text_20_body"><text:span text:style-name="T2">Una volta che il boss raggiungerà il 60% di salute, si ritirerà a bordo di un Proto-Draco e immediatamente ai lati della piattaforma appariranno 4 Proto-Drachi che utilizzeranno </text:span><text:span text:style-name="T3">Soffio Bruciante</text:span><text:span text:style-name="T2"> con lo scopo di limitare i movimenti del </text:span><text:soft-page-break/><text:span text:style-name="T2">gruppo. Insieme ai Proto-Drachi scenderanno sulla piattaforma anche alcuni Cavalieri di Dragoni di Ferro Nero. Il Difensore dovrà prendere in gestione i Cavalieri di Dragoni mentre gli Assaltatori dovranno ucciderli rapidamente, in quanto il boss tornerà nuovamente sulla piattaforma dopo breve tempo. Una volta uccisi questi gregari, lo scontro riprenderà con la sola aggiunta dei Proto-Drachi che continueranno a soffiare fuoco sulla piattaforma fino alla morte di Zaela.</text:span></text:p>
      <text:p text:style-name="P2"><text:s/></text:p>
      <text:h text:style-name="P49" text:outline-level="3">Cose da ricordare</text:h>
      <text:p text:style-name="Horizontal_20_Line"/>
      <text:p text:style-name="P2"><text:span text:style-name="T1">Difensori:</text:span></text:p>
      <text:list xml:id="list7138815241699555220" text:style-name="L21">
        <text:list-item>
          <text:p text:style-name="P45"><text:span text:style-name="T2">Posizionarsi con prudenza per evitare di essere spinti nel fuoco fuori dalla da </text:span><text:span text:style-name="T3">Assalto Distruttivo</text:span><text:span text:style-name="T2">.</text:span></text:p>
        </text:list-item>
        <text:list-item>
          <text:p text:style-name="P23"><text:span text:style-name="T2">Mentre si scappa da </text:span><text:span text:style-name="T3">Ciclone di Ferro Nero</text:span><text:span text:style-name="T2">, evitare di far avvicinare Zaela ai propri alleati.</text:span></text:p>
        </text:list-item>
      </text:list>
      <text:p text:style-name="P2"><text:span text:style-name="T1">Guaritori:</text:span></text:p>
      <text:list xml:id="list2123183283765384863" text:style-name="L22">
        <text:list-item>
          <text:p text:style-name="P24"><text:span text:style-name="T2">Restare sparsi per evitare che </text:span><text:span text:style-name="T3">Lama Rimbalzante</text:span><text:span text:style-name="T2"> colpisca altri bersagli.</text:span></text:p>
        </text:list-item>
      </text:list>
      <text:p text:style-name="P2"><text:span text:style-name="T1">Assaltatori:</text:span></text:p>
      <text:list xml:id="list4405441013263246379" text:style-name="L23">
        <text:list-item>
          <text:p text:style-name="P46"><text:span text:style-name="T2">Restare sparsi per evitare che </text:span><text:span text:style-name="T3">Lama Rimbalzante</text:span><text:span text:style-name="T2"> colpisca altri bersagli.</text:span></text:p>
        </text:list-item>
        <text:list-item>
          <text:p text:style-name="P25"><text:span text:style-name="T2">Mentre si scappa da </text:span><text:span text:style-name="T3">Ciclone di Ferro Nero</text:span><text:span text:style-name="T2">, evitare di far avvicinare Zaela ai propri alleati.</text:span></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7:15:40.064895268</meta:creation-date>
    <dc:date>2014-11-23T21:03:44.584771032</dc:date>
    <meta:editing-duration>PT1M10S</meta:editing-duration>
    <meta:editing-cycles>1</meta:editing-cycles>
    <meta:document-statistic meta:table-count="2" meta:image-count="0" meta:object-count="0" meta:page-count="7" meta:paragraph-count="143" meta:word-count="2575" meta:character-count="16453" meta:non-whitespace-character-count="14066"/>
    <meta:generator>LibreOffice/4.3.3.2$Linux_X86_64 LibreOffice_project/430m0$Build-2</meta:generator>
  </office:meta>
</office:document-meta>
</file>